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rsid="0030f4a3" officeooo:paragraph-rsid="0030f4a3" style:font-weight-asian="bold" style:font-weight-complex="bold"/>
    </style:style>
    <style:style style:name="P3" style:family="paragraph" style:parent-style-name="Preformatted_20_Text">
      <style:text-properties fo:font-weight="bold" officeooo:rsid="002e5342" officeooo:paragraph-rsid="002e5342" style:font-weight-asian="bold" style:font-weight-complex="bold"/>
    </style:style>
    <style:style style:name="P4" style:family="paragraph" style:parent-style-name="Preformatted_20_Text">
      <style:text-properties fo:font-weight="bold" officeooo:rsid="002efd80" officeooo:paragraph-rsid="002efd80" style:font-weight-asian="bold" style:font-weight-complex="bold"/>
    </style:style>
    <style:style style:name="P5" style:family="paragraph" style:parent-style-name="Preformatted_20_Text">
      <style:text-properties fo:font-style="italic" style:font-style-asian="italic" style:font-style-complex="italic"/>
    </style:style>
    <style:style style:name="P6" style:family="paragraph" style:parent-style-name="Preformatted_20_Text">
      <style:text-properties fo:font-style="italic" officeooo:paragraph-rsid="00268c94" style:font-style-asian="italic" style:font-style-complex="italic"/>
    </style:style>
    <style:style style:name="P7" style:family="paragraph" style:parent-style-name="Preformatted_20_Text">
      <style:text-properties fo:font-style="italic" officeooo:paragraph-rsid="0026ecd8" style:font-style-asian="italic" style:font-style-complex="italic"/>
    </style:style>
    <style:style style:name="P8" style:family="paragraph" style:parent-style-name="Preformatted_20_Text">
      <style:text-properties fo:font-style="italic" fo:font-weight="normal" officeooo:rsid="002494e1" officeooo:paragraph-rsid="0026ecd8" style:font-style-asian="italic" style:font-weight-asian="normal" style:font-style-complex="italic" style:font-weight-complex="normal"/>
    </style:style>
    <style:style style:name="P9" style:family="paragraph" style:parent-style-name="Preformatted_20_Text">
      <style:text-properties officeooo:paragraph-rsid="000921f8"/>
    </style:style>
    <style:style style:name="P10" style:family="paragraph" style:parent-style-name="Preformatted_20_Text">
      <style:text-properties officeooo:paragraph-rsid="0021cd95"/>
    </style:style>
    <style:style style:name="P11" style:family="paragraph" style:parent-style-name="Preformatted_20_Text">
      <style:text-properties officeooo:paragraph-rsid="002d1086"/>
    </style:style>
    <style:style style:name="P12" style:family="paragraph" style:parent-style-name="Preformatted_20_Text">
      <style:text-properties fo:font-weight="normal" officeooo:paragraph-rsid="002f4806" style:font-weight-asian="normal" style:font-weight-complex="normal"/>
    </style:style>
    <style:style style:name="P13" style:family="paragraph" style:parent-style-name="Preformatted_20_Text">
      <style:text-properties fo:font-weight="normal" officeooo:rsid="002e5342" officeooo:paragraph-rsid="002e5342" style:font-weight-asian="normal" style:font-weight-complex="normal"/>
    </style:style>
    <style:style style:name="P14" style:family="paragraph" style:parent-style-name="Preformatted_20_Text">
      <style:text-properties fo:font-weight="normal" officeooo:rsid="0030f4a3" officeooo:paragraph-rsid="0030f4a3" style:font-weight-asian="normal" style:font-weight-complex="normal"/>
    </style:style>
    <style:style style:name="P15" style:family="paragraph" style:parent-style-name="Preformatted_20_Text">
      <style:text-properties officeooo:paragraph-rsid="002e5342"/>
    </style:style>
    <style:style style:name="P16" style:family="paragraph" style:parent-style-name="Preformatted_20_Text">
      <style:text-properties officeooo:paragraph-rsid="002efd80"/>
    </style:style>
    <style:style style:name="P17" style:family="paragraph" style:parent-style-name="Preformatted_20_Text">
      <style:text-properties officeooo:rsid="0030f4a3" officeooo:paragraph-rsid="0030f4a3"/>
    </style:style>
    <style:style style:name="P18" style:family="paragraph" style:parent-style-name="Preformatted_20_Text">
      <style:text-properties fo:font-style="normal" fo:font-weight="normal" officeooo:rsid="002efd80" officeooo:paragraph-rsid="002efd80" style:font-style-asian="normal" style:font-weight-asian="normal" style:font-style-complex="normal" style:font-weight-complex="normal"/>
    </style:style>
    <style:style style:name="P19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officeooo:rsid="000921f8"/>
    </style:style>
    <style:style style:name="T2" style:family="text">
      <style:text-properties fo:font-weight="normal" officeooo:rsid="002494e1" style:font-weight-asian="normal" style:font-weight-complex="normal"/>
    </style:style>
    <style:style style:name="T3" style:family="text">
      <style:text-properties fo:font-weight="normal" officeooo:rsid="0027fe61" style:font-weight-asian="normal" style:font-weight-complex="normal"/>
    </style:style>
    <style:style style:name="T4" style:family="text">
      <style:text-properties fo:font-weight="normal" officeooo:rsid="002c8684" style:font-weight-asian="normal" style:font-weight-complex="normal"/>
    </style:style>
    <style:style style:name="T5" style:family="text">
      <style:text-properties officeooo:rsid="003247a2"/>
    </style:style>
    <style:style style:name="T6" style:family="text">
      <style:text-properties officeooo:rsid="0036ad0d"/>
    </style:style>
    <style:style style:name="T7" style:family="text">
      <style:text-properties officeooo:rsid="00395453"/>
    </style:style>
    <style:style style:name="T8" style:family="text">
      <style:text-properties officeooo:rsid="003a38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------------------------------------------------------------------------------</text:p>
      <text:p text:style-name="P5"/>
      <text:p text:style-name="P6"><text:span text:style-name="T2"><text:s text:c="2"/>This documentation and its accompanying audio file by </text:span><text:a xlink:type="simple" xlink:href="http://www.mzuther.de/" text:style-name="Internet_20_link" text:visited-style-name="Visited_20_Internet_20_Link"><text:span text:style-name="T2">Martin Zuther</text:span></text:a><text:span text:style-name="T2"> </text:span><text:span text:style-name="T4">are</text:span></text:p>
      <text:p text:style-name="P7"><text:span text:style-name="T2"><text:s text:c="2"/>licensed under a </text:span><text:a xlink:type="simple" xlink:href="http://creativecommons.org/licenses/by-sa/4.0/" text:style-name="Internet_20_link" text:visited-style-name="Visited_20_Internet_20_Link"><text:span text:style-name="T2">Creative Commons Attribution-ShareAlike 4.0</text:span></text:a><text:span text:style-name="T3"> International</text:span></text:p>
      <text:p text:style-name="P8"><text:s text:c="2"/>License.</text:p>
      <text:p text:style-name="P5"/>
      <text:p text:style-name="P5">------------------------------------------------------------------------------</text:p>
      <text:p text:style-name="P5"/>
      <text:p text:style-name="Preformatted_20_Text"/>
      <text:p text:style-name="P1">FLAC-compressed wave file (44.1 kHz, 16 bit, stereo)</text:p>
      <text:p text:style-name="P1">====================================================</text:p>
      <text:p text:style-name="Preformatted_20_Text">Please verify correctness of meter ballistics programmatically. <text:s/>Calculated values are only valid in “RMS” mode. <text:s/>Small differences due to time granularity of validation logging are acceptable.</text:p>
      <text:p text:style-name="Preformatted_20_Text"/>
      <text:p text:style-name="Preformatted_20_Text">00:00.000 - 00:02.000 <text:s/>silence</text:p>
      <text:p text:style-name="Preformatted_20_Text">00:02.000 - 00:12.000 <text:s/>sine wave (2 kHz, 0.0 dB FS peak)</text:p>
      <text:p text:style-name="Preformatted_20_Text">00:12.000 - 00:12.600 <text:s/>silence</text:p>
      <text:p text:style-name="Preformatted_20_Text"/>
      <text:p text:style-name="Preformatted_20_Text">00:12.600 <text:s text:c="13"/>[check fall time of average meters]</text:p>
      <text:p text:style-name="Preformatted_20_Text"/>
      <text:p text:style-name="Preformatted_20_Text">00:12.600 - 00:14.600 <text:s/>sine wave (2 kHz, 0.0 dB FS peak)</text:p>
      <text:p text:style-name="Preformatted_20_Text">00:14.600 - 00:24.600 <text:s/>silence</text:p>
      <text:p text:style-name="Preformatted_20_Text">00:24.600 - 00:25.200 <text:s/>sine wave (2 kHz, 0.0 dB FS peak)</text:p>
      <text:p text:style-name="Preformatted_20_Text"/>
      <text:p text:style-name="Preformatted_20_Text">00:25.200 <text:s text:c="13"/>[check rise time of average meters]</text:p>
      <text:p text:style-name="Preformatted_20_Text"/>
      <text:p text:style-name="Preformatted_20_Text">00:25.200 - 00:27.200 <text:s/>silence</text:p>
      <text:p text:style-name="Preformatted_20_Text">00:27.200 - 00:37.200 <text:s/>sine wave (2 kHz, 0.0 dB FS peak)</text:p>
      <text:p text:style-name="Preformatted_20_Text">00:37.200 - 00:40.200 <text:s/>silence</text:p>
      <text:p text:style-name="Preformatted_20_Text"/>
      <text:p text:style-name="Preformatted_20_Text">00:40.200 <text:s text:c="13"/>[check fall/rise time of peak meters]</text:p>
      <text:p text:style-name="Preformatted_20_Text"/>
      <text:p text:style-name="Preformatted_20_Text">00:40.200 - 00:42.200 <text:s/>sine wave (2 kHz, 0.0 dB FS peak)</text:p>
      <text:p text:style-name="Preformatted_20_Text">00:42.200 - 00:44.200 <text:s/>silence</text:p>
      <text:p text:style-name="Preformatted_20_Text"/>
      <text:p text:style-name="Preformatted_20_Text"/>
      <text:p text:style-name="P1">Validation settings</text:p>
      <text:p text:style-name="P1">===================</text:p>
      <text:p text:style-name="Preformatted_20_Text">File: <text:s text:c="4"/>meter_ballistics.flac</text:p>
      <text:p text:style-name="P1">Host SR: <text:s/>44 100 Hz</text:p>
      <text:p text:style-name="P9">Channel: <text:s/><text:span text:style-name="T1">RMS: </text:span>All,<text:span text:style-name="T1"> ITU-R: 1</text:span></text:p>
      <text:p text:style-name="P10">Display: <text:s/>[x] Peak meter level</text:p>
      <text:p text:style-name="P10"><text:s text:c="10"/>[x] Average meter level</text:p>
      <text:p text:style-name="Preformatted_20_Text"><text:s text:c="10"/>[ ] Maximum peak level</text:p>
      <text:p text:style-name="Preformatted_20_Text"><text:s text:c="10"/>[ ] Stereo meter value</text:p>
      <text:p text:style-name="Preformatted_20_Text"><text:s text:c="10"/>[ ] Phase correlation</text:p>
      <text:p text:style-name="P19">Metering minima</text:p>
      <text:p text:style-name="P1">===============</text:p>
      <text:p text:style-name="P17">For the calculations, see <text:span text:style-name="T5">the Python script </text:span>“meter_ballistics.py”.</text:p>
      <text:p text:style-name="P11"/>
      <text:p text:style-name="Preformatted_20_Text"/>
      <text:p text:style-name="P1">Fall time of average meters (sine wave, 0.0 dB FS peak)</text:p>
      <text:p text:style-name="P1">=======================================================</text:p>
      <text:p text:style-name="Preformatted_20_Text">99% of final reading in 600 ms integration time</text:p>
      <text:p text:style-name="Preformatted_20_Text"/>
      <text:p text:style-name="P3">Fall time average (K-20): <text:s/>-72.09 dB <text:s text:c="2"/>(ITU-R: -<text:span text:style-name="T7">69.2</text:span> dB)</text:p>
      <text:p text:style-name="P13">Fall time average (K-14): <text:s/>-78.09 dB</text:p>
      <text:p text:style-name="P13">Fall time average (K-12): <text:s/>-80.09 dB</text:p>
      <text:p text:style-name="P13">Fall time average (Norm): <text:s/>-92.09 dB</text:p>
      <text:p text:style-name="P15"/>
      <text:p text:style-name="Preformatted_20_Text"/>
      <text:p text:style-name="P1">Rise time of average meters (sine wave, 0.0 dB FS peak)</text:p>
      <text:p text:style-name="P1">=======================================================</text:p>
      <text:p text:style-name="Preformatted_20_Text">99% of final reading in 600 ms integration time</text:p>
      <text:p text:style-name="Preformatted_20_Text"/>
      <text:p text:style-name="P4">Rise time average (K-20): <text:s/>+19.07 dB <text:s text:c="2"/>(ITU-R: <text:span text:style-name="T8">+</text:span>21.4 dB)</text:p>
      <text:p text:style-name="P18">Rise time average (K-14): <text:s/>+13.07 dB</text:p>
      <text:p text:style-name="P18">Rise time average (K-12): <text:s/>+11.07 dB</text:p>
      <text:p text:style-name="P18">Rise time average (Norm): <text:s text:c="2"/>-0.93 dB</text:p>
      <text:p text:style-name="P16"/>
      <text:p text:style-name="Preformatted_20_Text"/>
      <text:p text:style-name="P1">Fall time of peak meters (sine wave, 0.0 dB FS peak)</text:p>
      <text:p text:style-name="P1">====================================================</text:p>
      <text:p text:style-name="Preformatted_20_Text">-26 dB in 3 seconds</text:p>
      <text:p text:style-name="Preformatted_20_Text"/>
      <text:p text:style-name="P2">Fall time peak (K-20): <text:s text:c="2"/>-6.00 dB</text:p>
      <text:p text:style-name="P14">Fall time peak (K-14): <text:s/>-12.00 dB</text:p>
      <text:p text:style-name="P14">Fall time peak (K-12): <text:s/>-14.00 dB</text:p>
      <text:p text:style-name="P14">Fall time peak (Norm): <text:s/>-26.00 dB</text:p>
      <text:p text:style-name="P12"/>
      <text:p text:style-name="Preformatted_20_Text"/>
      <text:p text:style-name="P1">Rise time of peak meters (sine wave, 0.0 dB FS peak)</text:p>
      <text:p text:style-name="P1">====================================================</text:p>
      <text:p text:style-name="Preformatted_20_Text">immediate (one sample)</text:p>
      <text:p text:style-name="Preformatted_20_Text"/>
      <text:p text:style-name="P2">Rise time peak (K-20): <text:s/>+20.00 dB</text:p>
      <text:p text:style-name="P17">Rise time peak (K-14): <text:s/>+14.00 dB</text:p>
      <text:p text:style-name="P17">Rise time peak (K-12): <text:s/>+12.00 dB</text:p>
      <text:p text:style-name="P17">Rise time peak (Norm): <text:s text:c="2"/>+0.00 d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30T22:28:24.355930226</dc:date>
    <dc:creator>Martin Zuther</dc:creator>
    <meta:generator>LibreOffice/5.0.3.2$Linux_X86_64 LibreOffice_project/00m0$Build-2</meta:generator>
    <meta:editing-duration>PT1H38M4S</meta:editing-duration>
    <meta:editing-cycles>94</meta:editing-cycles>
    <meta:document-statistic meta:table-count="0" meta:image-count="0" meta:object-count="0" meta:page-count="2" meta:paragraph-count="63" meta:word-count="382" meta:character-count="2773" meta:non-whitespace-character-count="2326"/>
  </office:meta>
</office:document-meta>
</file>